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5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horizontal-align="justify" draw:textarea-vertical-align="middle" draw:auto-grow-height="false" fo:min-height="8.745cm" fo:min-width="1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3cm" fo:min-width="2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16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18" style:family="graphic" style:parent-style-name="objectwithoutfill">
      <style:graphic-properties svg:stroke-width="0.051cm" draw:marker-start-width="0.313cm" draw:marker-end-width="0.31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22" style:family="graphic" style:parent-style-name="standard">
      <style:graphic-properties svg:stroke-width="0.152cm" draw:marker-start-width="0.583cm" draw:marker-end-width="0.583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draw:marker-start-width="0.342cm" draw:marker-end-width="0.342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11cm" fo:min-width="0.04cm"/>
    </style:style>
    <style:style style:name="gr25" style:family="graphic" style:parent-style-name="objectwithoutfill">
      <style:graphic-properties svg:stroke-width="0.051cm" draw:marker-start-width="0.306cm" draw:marker-end-width="0.30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52cm" draw:marker-start-width="0.608cm" draw:marker-end-width="0.608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2cm" draw:marker-start-width="0.583cm" draw:marker-end-width="0.583cm" draw:fill="none" draw:textarea-horizontal-align="justify" draw:textarea-vertical-align="middle" draw:auto-grow-height="false" fo:min-height="29.957cm" fo:min-width="32.12cm" fo:padding-top="0.175cm" fo:padding-bottom="0.175cm" fo:padding-left="0.3cm" fo:padding-right="0.3cm"/>
    </style:style>
    <style:style style:name="gr28" style:family="graphic" style:parent-style-name="standard">
      <style:graphic-properties svg:stroke-width="0.152cm" draw:marker-start-width="0.583cm" draw:marker-end-width="0.583cm" draw:fill="solid" draw:fill-color="#000000" draw:textarea-horizontal-align="justify" draw:textarea-vertical-align="middle" draw:auto-grow-height="false" fo:min-height="0.343cm" fo:min-width="0.326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fo:min-height="0.954cm"/>
    </style:style>
    <style:style style:name="gr30" style:family="graphic" style:parent-style-name="standard">
      <style:graphic-properties draw:stroke="none" svg:stroke-color="#000000" draw:fill="none" draw:fill-color="#ffffff" fo:min-height="0.788cm"/>
    </style:style>
    <style:style style:name="gr31" style:family="graphic" style:parent-style-name="standard">
      <style:graphic-properties draw:stroke="none" svg:stroke-color="#000000" draw:fill="none" draw:fill-color="#ffffff" fo:min-height="1.169cm"/>
    </style:style>
    <style:style style:name="gr32" style:family="graphic" style:parent-style-name="standard">
      <style:graphic-properties draw:stroke="none" svg:stroke-color="#000000" draw:fill="none" draw:fill-color="#ffffff" fo:min-height="1.50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text-properties fo:color="#000000"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fo:font-size="36pt" style:font-size-asian="36pt" style:font-size-complex="36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Symbola" fo:font-size="20pt" fo:font-weight="bold" style:font-name-asian="Symbola" style:font-size-asian="20pt" style:font-weight-asian="bold" style:font-name-complex="Symbola" style:font-size-complex="20pt" style:font-weight-complex="bold"/>
    </style:style>
    <style:style style:name="T12" style:family="text">
      <style:text-properties fo:color="#000000" style:font-name="Liberation Sans" fo:font-size="20pt" fo:font-weight="bold" style:font-name-asian="Symbola" style:font-size-asian="20pt" style:font-weight-asian="bold" style:font-name-complex="Symbola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588cm" svg:x="26.943cm" svg:y="2.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0.962cm" svg:x="29.596cm" svg:y="2.275cm">
          <draw:text-box>
            <text:p text:style-name="P2"><text:span text:style-name="T1">s0</text:span></text:p>
          </draw:text-box>
        </draw:frame>
        <draw:frame draw:style-name="gr2" draw:text-style-name="P5" draw:layer="layout" svg:width="1.524cm" svg:height="0.962cm" svg:x="29.596cm" svg:y="3.175cm">
          <draw:text-box>
            <text:p text:style-name="P4"><text:span text:style-name="T2">s1</text:span></text:p>
          </draw:text-box>
        </draw:frame>
        <draw:frame draw:style-name="gr2" draw:text-style-name="P5" draw:layer="layout" svg:width="1.524cm" svg:height="0.962cm" svg:x="29.596cm" svg:y="4.075cm">
          <draw:text-box>
            <text:p text:style-name="P4"><text:span text:style-name="T2">s2</text:span></text:p>
          </draw:text-box>
        </draw:frame>
        <draw:frame draw:style-name="gr2" draw:text-style-name="P7" draw:layer="layout" svg:width="1.524cm" svg:height="1.038cm" svg:x="29.596cm" svg:y="4.975cm">
          <draw:text-box>
            <text:p text:style-name="P6"><text:span text:style-name="T3">s3</text:span></text:p>
          </draw:text-box>
        </draw:frame>
        <draw:frame draw:style-name="gr2" draw:text-style-name="P8" draw:layer="layout" svg:width="1.524cm" svg:height="0.962cm" svg:x="29.396cm" svg:y="6.775cm">
          <draw:text-box>
            <text:p>clr</text:p>
          </draw:text-box>
        </draw:frame>
        <draw:custom-shape draw:style-name="gr3" draw:text-style-name="P9" draw:layer="layout" svg:width="0.762cm" svg:height="0.635cm" svg:x="28.213cm" svg:y="6.9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88cm" svg:height="2.921cm" svg:x="17.209cm" svg:y="4.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18.098cm" svg:y="4.094cm">
          <draw:text-box>
            <text:p>load</text:p>
          </draw:text-box>
        </draw:frame>
        <draw:frame draw:style-name="gr5" draw:text-style-name="P8" draw:layer="layout" svg:width="1.311cm" svg:height="0.962cm" svg:x="20.498cm" svg:y="4.094cm">
          <draw:text-box>
            <text:p>inc</text:p>
          </draw:text-box>
        </draw:frame>
        <draw:frame draw:style-name="gr5" draw:text-style-name="P11" draw:layer="layout" svg:width="1.383cm" svg:height="0.962cm" svg:x="19.387cm" svg:y="5.162cm">
          <draw:text-box>
            <text:p text:style-name="P10"><text:span text:style-name="T4">PC</text:span></text:p>
          </draw:text-box>
        </draw:frame>
        <draw:custom-shape draw:style-name="gr3" draw:text-style-name="P9" draw:layer="layout" svg:width="0.762cm" svg:height="0.635cm" svg:x="19.714cm" svg:y="6.3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0" draw:id="id10" draw:layer="layout" svg:width="0.993cm" svg:height="0.962cm" svg:x="17.198cm" svg:y="5.094cm">
          <draw:text-box>
            <text:p>in</text:p>
          </draw:text-box>
        </draw:frame>
        <draw:frame draw:style-name="gr6" draw:text-style-name="P8" xml:id="id6" draw:id="id6" draw:layer="layout" svg:width="1.383cm" svg:height="0.962cm" svg:x="21.399cm" svg:y="5.094cm">
          <draw:text-box>
            <text:p>out</text:p>
          </draw:text-box>
        </draw:frame>
        <draw:custom-shape draw:style-name="gr4" draw:text-style-name="P1" draw:layer="layout" svg:width="5.588cm" svg:height="2.921cm" svg:x="5.109cm" svg:y="11.44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11.395cm">
          <draw:text-box>
            <text:p>load</text:p>
          </draw:text-box>
        </draw:frame>
        <draw:frame draw:style-name="gr5" draw:text-style-name="P11" draw:layer="layout" svg:width="1.137cm" svg:height="0.962cm" svg:x="7.287cm" svg:y="12.463cm">
          <draw:text-box>
            <text:p text:style-name="P10"><text:span text:style-name="T4">IR</text:span></text:p>
          </draw:text-box>
        </draw:frame>
        <draw:custom-shape draw:style-name="gr3" draw:text-style-name="P9" draw:layer="layout" svg:width="0.762cm" svg:height="0.635cm" svg:x="7.614cm" svg:y="13.6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7" draw:id="id17" draw:layer="layout" svg:width="0.993cm" svg:height="0.962cm" svg:x="5.098cm" svg:y="12.395cm">
          <draw:text-box>
            <text:p>in</text:p>
          </draw:text-box>
        </draw:frame>
        <draw:frame draw:style-name="gr5" draw:text-style-name="P8" xml:id="id7" draw:id="id7" draw:layer="layout" svg:width="1.383cm" svg:height="0.962cm" svg:x="9.299cm" svg:y="12.395cm">
          <draw:text-box>
            <text:p>out</text:p>
          </draw:text-box>
        </draw:frame>
        <draw:custom-shape draw:style-name="gr4" draw:text-style-name="P1" draw:layer="layout" svg:width="5.588cm" svg:height="2.921cm" svg:x="5.109cm" svg:y="19.34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19.296cm">
          <draw:text-box>
            <text:p>load</text:p>
          </draw:text-box>
        </draw:frame>
        <draw:frame draw:style-name="gr5" draw:text-style-name="P11" draw:layer="layout" svg:width="1.738cm" svg:height="0.962cm" svg:x="7.287cm" svg:y="20.364cm">
          <draw:text-box>
            <text:p text:style-name="P10"><text:span text:style-name="T4">Op1</text:span></text:p>
          </draw:text-box>
        </draw:frame>
        <draw:custom-shape draw:style-name="gr3" draw:text-style-name="P9" draw:layer="layout" svg:width="0.762cm" svg:height="0.635cm" svg:x="7.614cm" svg:y="21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8" draw:id="id18" draw:layer="layout" svg:width="0.993cm" svg:height="0.962cm" svg:x="5.098cm" svg:y="20.296cm">
          <draw:text-box>
            <text:p>in</text:p>
          </draw:text-box>
        </draw:frame>
        <draw:frame draw:style-name="gr5" draw:text-style-name="P8" xml:id="id20" draw:id="id20" draw:layer="layout" svg:width="1.383cm" svg:height="0.962cm" svg:x="9.299cm" svg:y="20.296cm">
          <draw:text-box>
            <text:p>out</text:p>
          </draw:text-box>
        </draw:frame>
        <draw:custom-shape draw:style-name="gr4" draw:text-style-name="P1" draw:layer="layout" svg:width="5.588cm" svg:height="2.921cm" svg:x="5.109cm" svg:y="24.64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24.597cm">
          <draw:text-box>
            <text:p>load</text:p>
          </draw:text-box>
        </draw:frame>
        <draw:frame draw:style-name="gr5" draw:text-style-name="P11" draw:layer="layout" svg:width="1.738cm" svg:height="0.962cm" svg:x="7.287cm" svg:y="25.665cm">
          <draw:text-box>
            <text:p text:style-name="P10"><text:span text:style-name="T4">Op2</text:span></text:p>
          </draw:text-box>
        </draw:frame>
        <draw:custom-shape draw:style-name="gr3" draw:text-style-name="P9" draw:layer="layout" svg:width="0.762cm" svg:height="0.635cm" svg:x="7.614cm" svg:y="26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9" draw:id="id19" draw:layer="layout" svg:width="0.993cm" svg:height="0.962cm" svg:x="5.098cm" svg:y="25.597cm">
          <draw:text-box>
            <text:p>in</text:p>
          </draw:text-box>
        </draw:frame>
        <draw:frame draw:style-name="gr5" draw:text-style-name="P8" xml:id="id22" draw:id="id22" draw:layer="layout" svg:width="1.383cm" svg:height="0.962cm" svg:x="9.299cm" svg:y="25.597cm">
          <draw:text-box>
            <text:p>out</text:p>
          </draw:text-box>
        </draw:frame>
        <draw:custom-shape draw:style-name="gr7" draw:text-style-name="P1" xml:id="id13" draw:id="id13" draw:layer="layout" svg:width="4.445cm" svg:height="4.826cm" svg:x="16.875cm" svg:y="21.245cm">
          <text:p/>
          <draw:enhanced-geometry svg:viewBox="0 0 21600 21600" draw:type="rectangle" draw:enhanced-path="M 0 0 L 21600 0 21600 21600 0 21600 0 0 Z N"/>
        </draw:custom-shape>
        <draw:frame draw:style-name="gr5" draw:text-style-name="P13" xml:id="id21" draw:id="id21" draw:layer="layout" svg:width="0.972cm" svg:height="1.038cm" svg:x="16.919cm" svg:y="21.934cm">
          <draw:text-box>
            <text:p text:style-name="P12"><text:span text:style-name="T5">A</text:span></text:p>
          </draw:text-box>
        </draw:frame>
        <draw:frame draw:style-name="gr5" draw:text-style-name="P13" xml:id="id23" draw:id="id23" draw:layer="layout" svg:width="0.972cm" svg:height="1.038cm" svg:x="16.92cm" svg:y="24.134cm">
          <draw:text-box>
            <text:p text:style-name="P12"><text:span text:style-name="T5">B</text:span></text:p>
          </draw:text-box>
        </draw:frame>
        <draw:line draw:style-name="gr8" draw:text-style-name="P14" draw:layer="layout" svg:x1="19.034cm" svg:y1="23.658cm" svg:x2="20.177cm" svg:y2="23.658cm">
          <text:p/>
        </draw:line>
        <draw:frame draw:style-name="gr5" draw:text-style-name="P8" draw:layer="layout" svg:width="1.205cm" svg:height="0.962cm" svg:x="19.4cm" svg:y="25.096cm">
          <draw:text-box>
            <text:p>ng</text:p>
          </draw:text-box>
        </draw:frame>
        <draw:frame draw:style-name="gr5" draw:text-style-name="P11" draw:layer="layout" svg:width="3.639cm" svg:height="0.962cm" svg:x="26.888cm" svg:y="5.862cm">
          <draw:text-box>
            <text:p text:style-name="P10"><text:span text:style-name="T4">COUNTER</text:span></text:p>
          </draw:text-box>
        </draw:frame>
        <draw:custom-shape draw:style-name="gr9" draw:text-style-name="P1" draw:layer="layout" svg:width="11.111cm" svg:height="8.995cm" svg:x="36.725cm" svg:y="11.914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.724cm" svg:height="1.693cm" svg:x="40.571cm" svg:y="15.332cm">
          <draw:text-box>
            <text:p text:style-name="P15"><text:span text:style-name="T6">RAM</text:span></text:p>
          </draw:text-box>
        </draw:frame>
        <draw:frame draw:style-name="gr11" draw:text-style-name="P18" draw:layer="layout" svg:width="1.712cm" svg:height="1.47cm" svg:x="39.02cm" svg:y="11.925cm">
          <draw:text-box>
            <text:p text:style-name="P17"><text:span text:style-name="T7">RD</text:span></text:p>
          </draw:text-box>
        </draw:frame>
        <draw:frame draw:style-name="gr12" draw:text-style-name="P18" draw:layer="layout" svg:width="1.888cm" svg:height="1.47cm" svg:x="43.394cm" svg:y="11.925cm">
          <draw:text-box>
            <text:p text:style-name="P17"><text:span text:style-name="T7">WR</text:span></text:p>
          </draw:text-box>
        </draw:frame>
        <draw:frame draw:style-name="gr13" draw:text-style-name="P18" xml:id="id2" draw:id="id2" draw:layer="layout" svg:width="1.37cm" svg:height="1.47cm" svg:x="36.777cm" svg:y="14.475cm">
          <draw:text-box>
            <text:p text:style-name="P17"><text:span text:style-name="T7">@</text:span></text:p>
          </draw:text-box>
        </draw:frame>
        <draw:frame draw:style-name="gr14" draw:text-style-name="P18" xml:id="id14" draw:id="id14" draw:layer="layout" svg:width="1.18cm" svg:height="1.47cm" svg:x="36.777cm" svg:y="17.45cm">
          <draw:text-box>
            <text:p text:style-name="P17"><text:span text:style-name="T7">in</text:span></text:p>
          </draw:text-box>
        </draw:frame>
        <draw:frame draw:style-name="gr15" draw:text-style-name="P18" xml:id="id15" draw:id="id15" draw:layer="layout" svg:width="1.665cm" svg:height="1.47cm" svg:x="46.198cm" svg:y="15.467cm">
          <draw:text-box>
            <text:p text:style-name="P17"><text:span text:style-name="T7">out</text:span></text:p>
          </draw:text-box>
        </draw:frame>
        <draw:custom-shape draw:style-name="gr16" draw:text-style-name="P9" draw:layer="layout" svg:width="0.854cm" svg:height="0.9cm" svg:x="41.996cm" svg:y="20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1" draw:id="id1" draw:layer="layout" svg:width="1.397cm" svg:height="1.27cm" draw:transform="rotate (1.58824961931484) translate (28.622cm 12.99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94cm" svg:y1="12.657cm" svg:x2="29.194cm" svg:y2="13.419cm">
          <text:p/>
        </draw:line>
        <draw:custom-shape draw:style-name="gr17" draw:text-style-name="P1" xml:id="id3" draw:id="id3" draw:layer="layout" svg:width="1.397cm" svg:height="1.27cm" draw:transform="rotate (1.58824961931484) translate (28.616cm 15.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88cm" svg:y1="15.47cm" svg:x2="29.188cm" svg:y2="16.232cm">
          <text:p/>
        </draw:line>
        <draw:custom-shape draw:style-name="gr17" draw:text-style-name="P1" xml:id="id5" draw:id="id5" draw:layer="layout" svg:width="1.397cm" svg:height="1.27cm" draw:transform="rotate (1.58824961931484) translate (28.61cm 18.223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82cm" svg:y1="17.883cm" svg:x2="29.182cm" svg:y2="18.645cm">
          <text:p/>
        </draw:line>
        <draw:connector draw:style-name="gr19" draw:text-style-name="P1" draw:layer="layout" draw:line-skew="-0.338cm" svg:x1="29.881cm" svg:y1="12.298cm" svg:x2="36.777cm" svg:y2="15.21cm" draw:start-shape="id1" draw:start-glue-point="4" draw:end-shape="id2" draw:end-glue-point="3" svg:d="M29881 12298h3123v2912h3773" svg:viewBox="0 0 6897 2913">
          <text:p/>
        </draw:connector>
        <draw:connector draw:style-name="gr20" draw:text-style-name="P14" draw:layer="layout" draw:type="line" svg:x1="29.875cm" svg:y1="15.111cm" svg:x2="32.623cm" svg:y2="15.153cm" draw:start-shape="id3" draw:start-glue-point="4" draw:end-shape="id4" draw:end-glue-point="6" svg:d="M29875 15111l2748 42" svg:viewBox="0 0 2749 43">
          <text:p/>
        </draw:connector>
        <draw:custom-shape draw:style-name="gr21" draw:text-style-name="P9" xml:id="id4" draw:id="id4" draw:layer="layout" svg:width="0.762cm" svg:height="0.635cm" svg:x="32.623cm" svg:y="14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29.869cm" svg:y1="17.524cm" svg:x2="33.004cm" svg:y2="15.47cm" draw:start-shape="id5" draw:start-glue-point="4" draw:end-shape="id4" draw:end-glue-point="8" svg:d="M29869 17524h3135v-2054" svg:viewBox="0 0 3136 2055">
          <text:p/>
        </draw:connector>
        <draw:connector draw:style-name="gr19" draw:text-style-name="P1" draw:layer="layout" draw:line-skew="-0.674cm" svg:x1="22.782cm" svg:y1="5.575cm" svg:x2="28.61cm" svg:y2="12.276cm" draw:start-shape="id6" draw:start-glue-point="1" draw:end-shape="id1" draw:end-glue-point="7" svg:d="M22782 5575h2221v6701h3607" svg:viewBox="0 0 5829 6702">
          <text:p/>
        </draw:connector>
        <draw:connector draw:style-name="gr22" draw:text-style-name="P1" xml:id="id8" draw:id="id8" draw:layer="layout" svg:x1="10.682cm" svg:y1="12.876cm" svg:x2="11.833cm" svg:y2="12.873cm" draw:start-shape="id7" draw:start-glue-point="1" svg:d="M10682 12876h826v-3h325" svg:viewBox="0 0 1152 4">
          <text:p/>
        </draw:connector>
        <draw:connector draw:style-name="gr23" draw:text-style-name="P14" xml:id="id9" draw:id="id9" draw:layer="layout" draw:type="line" svg:x1="11.833cm" svg:y1="12.873cm" svg:x2="12.825cm" svg:y2="12.138cm" draw:start-shape="id8" draw:start-glue-point="3" svg:d="M11833 12873l992-735" svg:viewBox="0 0 993 736">
          <text:p/>
        </draw:connector>
        <draw:connector draw:style-name="gr23" draw:text-style-name="P14" xml:id="id11" draw:id="id11" draw:layer="layout" draw:type="line" svg:x1="11.508cm" svg:y1="12.874cm" svg:x2="13.009cm" svg:y2="12.91cm" draw:start-shape="id8" draw:start-glue-point="0" svg:d="M11508 12874l1501 36" svg:viewBox="0 0 1502 37">
          <text:p/>
        </draw:connector>
        <draw:connector draw:style-name="gr23" draw:text-style-name="P14" xml:id="id12" draw:id="id12" draw:layer="layout" draw:type="line" svg:x1="11.833cm" svg:y1="12.873cm" svg:x2="12.715cm" svg:y2="13.682cm" draw:start-shape="id8" draw:start-glue-point="3" svg:d="M11833 12873l882 809" svg:viewBox="0 0 883 810">
          <text:p/>
        </draw:connector>
        <draw:connector draw:style-name="gr19" draw:text-style-name="P1" draw:layer="layout" svg:x1="12.825cm" svg:y1="12.138cm" svg:x2="17.198cm" svg:y2="5.575cm" draw:start-shape="id9" draw:start-glue-point="3" draw:end-shape="id10" svg:d="M12825 12138h2206v-6563h2167" svg:viewBox="0 0 4374 6564">
          <text:p/>
        </draw:connector>
        <draw:connector draw:style-name="gr19" draw:text-style-name="P1" draw:layer="layout" svg:x1="13.009cm" svg:y1="12.91cm" svg:x2="28.604cm" svg:y2="15.089cm" draw:start-shape="id11" draw:start-glue-point="3" draw:end-shape="id3" draw:end-glue-point="7" svg:d="M13009 12910h7797v2179h7798" svg:viewBox="0 0 15596 2180">
          <text:p/>
        </draw:connector>
        <draw:connector draw:style-name="gr19" draw:text-style-name="P1" draw:layer="layout" draw:line-skew="-5.686cm" svg:x1="12.715cm" svg:y1="13.682cm" svg:x2="28.598cm" svg:y2="17.502cm" draw:start-shape="id12" draw:start-glue-point="3" draw:end-shape="id5" draw:end-glue-point="7" svg:d="M12715 13682h2255v3820h13628" svg:viewBox="0 0 15884 3821">
          <text:p/>
        </draw:connector>
        <draw:frame draw:style-name="gr5" draw:text-style-name="P8" draw:layer="layout" svg:width="1.45cm" svg:height="0.962cm" svg:x="12.784cm" svg:y="11.079cm">
          <draw:text-box>
            <text:p>low</text:p>
          </draw:text-box>
        </draw:frame>
        <draw:frame draw:style-name="gr5" draw:text-style-name="P8" draw:layer="layout" svg:width="1.696cm" svg:height="0.962cm" svg:x="12.784cm" svg:y="13.779cm">
          <draw:text-box>
            <text:p>high</text:p>
          </draw:text-box>
        </draw:frame>
        <draw:connector draw:style-name="gr19" draw:text-style-name="P1" draw:layer="layout" draw:line-skew="5.343cm" svg:x1="21.32cm" svg:y1="23.658cm" svg:x2="36.777cm" svg:y2="18.185cm" draw:start-shape="id13" draw:start-glue-point="1" draw:end-shape="id14" draw:end-glue-point="3" svg:d="M21320 23658h13084v-5473h2373" svg:viewBox="0 0 15458 5474">
          <text:p/>
        </draw:connector>
        <draw:line draw:style-name="gr20" draw:text-style-name="P14" draw:layer="layout" svg:x1="14.616cm" svg:y1="9.982cm" svg:x2="15.478cm" svg:y2="9.22cm">
          <text:p/>
        </draw:line>
        <draw:frame draw:style-name="gr5" draw:text-style-name="P8" draw:layer="layout" svg:width="1.205cm" svg:height="0.962cm" svg:x="14.954cm" svg:y="9.366cm">
          <draw:text-box>
            <text:p>10</text:p>
          </draw:text-box>
        </draw:frame>
        <draw:line draw:style-name="gr20" draw:text-style-name="P14" draw:layer="layout" svg:x1="15.504cm" svg:y1="13.269cm" svg:x2="16.366cm" svg:y2="12.507cm">
          <text:p/>
        </draw:line>
        <draw:frame draw:style-name="gr5" draw:text-style-name="P8" draw:layer="layout" svg:width="1.205cm" svg:height="0.962cm" svg:x="15.742cm" svg:y="12.853cm">
          <draw:text-box>
            <text:p>10</text:p>
          </draw:text-box>
        </draw:frame>
        <draw:line draw:style-name="gr20" draw:text-style-name="P14" draw:layer="layout" svg:x1="14.604cm" svg:y1="16.169cm" svg:x2="15.466cm" svg:y2="15.407cm">
          <text:p/>
        </draw:line>
        <draw:frame draw:style-name="gr5" draw:text-style-name="P8" draw:layer="layout" svg:width="1.205cm" svg:height="0.962cm" svg:x="14.942cm" svg:y="15.553cm">
          <draw:text-box>
            <text:p>10</text:p>
          </draw:text-box>
        </draw:frame>
        <draw:connector draw:style-name="gr19" draw:text-style-name="P1" xml:id="id16" draw:id="id16" draw:layer="layout" draw:line-skew="1.278cm" svg:x1="47.863cm" svg:y1="16.202cm" svg:x2="3.87cm" svg:y2="29.262cm" draw:start-shape="id15" draw:start-glue-point="1" svg:d="M47863 16202h1778v13060h-45771" svg:viewBox="0 0 45772 13061">
          <text:p/>
        </draw:connector>
        <draw:connector draw:style-name="gr19" draw:text-style-name="P1" draw:layer="layout" draw:line-skew="-0.82cm" svg:x1="3.87cm" svg:y1="29.262cm" svg:x2="5.098cm" svg:y2="12.876cm" draw:start-shape="id16" draw:start-glue-point="3" draw:end-shape="id17" draw:end-glue-point="3" svg:d="M3870 29262h-1346v-16386h2574" svg:viewBox="0 0 2575 16387">
          <text:p/>
        </draw:connector>
        <draw:connector draw:style-name="gr20" draw:text-style-name="P14" draw:layer="layout" draw:type="line" svg:x1="5.098cm" svg:y1="20.777cm" svg:x2="2.527cm" svg:y2="20.812cm" draw:start-shape="id18" draw:start-glue-point="3" svg:d="M5098 20777l-2571 35" svg:viewBox="0 0 2572 36">
          <text:p/>
        </draw:connector>
        <draw:connector draw:style-name="gr20" draw:text-style-name="P14" draw:layer="layout" draw:type="line" svg:x1="5.098cm" svg:y1="26.078cm" svg:x2="2.528cm" svg:y2="26.113cm" draw:start-shape="id19" draw:start-glue-point="3" svg:d="M5098 26078l-2570 35" svg:viewBox="0 0 2571 36">
          <text:p/>
        </draw:connector>
        <draw:connector draw:style-name="gr19" draw:text-style-name="P1" draw:layer="layout" svg:x1="10.682cm" svg:y1="20.777cm" svg:x2="16.919cm" svg:y2="22.453cm" draw:start-shape="id20" draw:start-glue-point="1" draw:end-shape="id21" draw:end-glue-point="3" svg:d="M10682 20777h3119v1676h3118" svg:viewBox="0 0 6238 1677">
          <text:p/>
        </draw:connector>
        <draw:connector draw:style-name="gr19" draw:text-style-name="P1" draw:layer="layout" svg:x1="10.682cm" svg:y1="26.078cm" svg:x2="16.92cm" svg:y2="24.653cm" draw:start-shape="id22" draw:start-glue-point="1" draw:end-shape="id23" draw:end-glue-point="3" svg:d="M10682 26078h3119v-1425h3119" svg:viewBox="0 0 6239 1426">
          <text:p/>
        </draw:connector>
        <draw:custom-shape draw:style-name="gr24" draw:text-style-name="P9" draw:layer="layout" svg:width="0.762cm" svg:height="0.508cm" svg:x="2.17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508cm" svg:x="2.171cm" svg:y="2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8.907cm" svg:y1="3.413cm" svg:x2="18.907cm" svg:y2="4.175cm">
          <text:p/>
        </draw:line>
        <draw:line draw:style-name="gr18" draw:text-style-name="P14" draw:layer="layout" svg:x1="21.107cm" svg:y1="3.413cm" svg:x2="21.107cm" svg:y2="4.175cm">
          <text:p/>
        </draw:line>
        <draw:line draw:style-name="gr18" draw:text-style-name="P14" draw:layer="layout" svg:x1="44.205cm" svg:y1="10.857cm" svg:x2="44.205cm" svg:y2="11.936cm">
          <text:p/>
        </draw:line>
        <draw:line draw:style-name="gr18" draw:text-style-name="P14" draw:layer="layout" svg:x1="39.719cm" svg:y1="10.884cm" svg:x2="39.719cm" svg:y2="11.963cm">
          <text:p/>
        </draw:line>
        <draw:line draw:style-name="gr18" draw:text-style-name="P14" draw:layer="layout" svg:x1="7.985cm" svg:y1="10.652cm" svg:x2="7.985cm" svg:y2="11.414cm">
          <text:p/>
        </draw:line>
        <draw:line draw:style-name="gr18" draw:text-style-name="P14" draw:layer="layout" svg:x1="7.985cm" svg:y1="18.552cm" svg:x2="7.985cm" svg:y2="19.314cm">
          <text:p/>
        </draw:line>
        <draw:line draw:style-name="gr18" draw:text-style-name="P14" draw:layer="layout" svg:x1="7.985cm" svg:y1="23.852cm" svg:x2="7.985cm" svg:y2="24.614cm">
          <text:p/>
        </draw:line>
        <draw:line draw:style-name="gr18" draw:text-style-name="P14" draw:layer="layout" svg:x1="19.985cm" svg:y1="26.052cm" svg:x2="19.985cm" svg:y2="26.814cm">
          <text:p/>
        </draw:line>
        <draw:line draw:style-name="gr25" draw:text-style-name="P14" draw:layer="layout" svg:x1="30.799cm" svg:y1="2.708cm" svg:x2="31.561cm" svg:y2="2.731cm">
          <text:p/>
        </draw:line>
        <draw:line draw:style-name="gr25" draw:text-style-name="P14" draw:layer="layout" svg:x1="30.799cm" svg:y1="3.608cm" svg:x2="31.561cm" svg:y2="3.631cm">
          <text:p/>
        </draw:line>
        <draw:line draw:style-name="gr25" draw:text-style-name="P14" draw:layer="layout" svg:x1="30.799cm" svg:y1="4.508cm" svg:x2="31.561cm" svg:y2="4.531cm">
          <text:p/>
        </draw:line>
        <draw:line draw:style-name="gr26" draw:text-style-name="P14" draw:layer="layout" svg:x1="30.799cm" svg:y1="5.508cm" svg:x2="31.561cm" svg:y2="5.531cm">
          <text:p/>
        </draw:line>
        <draw:frame draw:style-name="gr2" draw:text-style-name="P8" draw:layer="layout" svg:width="1.524cm" svg:height="0.962cm" svg:x="21.296cm" svg:y="6.175cm">
          <draw:text-box>
            <text:p>clr</text:p>
          </draw:text-box>
        </draw:frame>
        <draw:custom-shape draw:style-name="gr27" draw:text-style-name="P14" draw:layer="layout" svg:width="34.036cm" svg:height="31.623cm" svg:x="1.508cm" svg:y="1.3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3.13978355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9" draw:layer="layout" svg:width="3.186cm" svg:height="1.673cm" svg:x="4.091cm" svg:y="3.067cm">
          <draw:text-box>
            <text:p><text:span text:style-name="T8">CPU</text:span></text:p>
          </draw:text-box>
        </draw:frame>
        <draw:custom-shape draw:style-name="gr28" draw:text-style-name="P20" draw:layer="layout" svg:width="1.651cm" svg:height="1.778cm" svg:x="16.494cm" svg:y="31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2" draw:layer="layout" svg:width="1.548cm" svg:height="1.352cm" svg:x="23.398cm" svg:y="31.615cm">
          <draw:text-box>
            <text:p text:style-name="P21"><text:span text:style-name="T9">clr</text:span></text:p>
          </draw:text-box>
        </draw:frame>
        <draw:line draw:style-name="gr20" draw:text-style-name="P14" draw:layer="layout" svg:x1="48.217cm" svg:y1="16.594cm" svg:x2="49.079cm" svg:y2="15.832cm">
          <text:p/>
        </draw:line>
        <draw:frame draw:style-name="gr5" draw:text-style-name="P8" draw:layer="layout" svg:width="1.205cm" svg:height="0.962cm" svg:x="48.155cm" svg:y="16.278cm">
          <draw:text-box>
            <text:p>30</text:p>
          </draw:text-box>
        </draw:frame>
        <draw:frame draw:style-name="gr2" draw:text-style-name="P24" draw:layer="layout" svg:width="1.524cm" svg:height="1.038cm" svg:x="28.796cm" svg:y="13.375cm">
          <draw:text-box>
            <text:p text:style-name="P23"><text:span text:style-name="T10">s0</text:span></text:p>
          </draw:text-box>
        </draw:frame>
        <draw:frame draw:style-name="gr29" draw:text-style-name="P24" draw:layer="layout" svg:width="4.099cm" svg:height="1.204cm" svg:x="37.322cm" svg:y="9.575cm">
          <draw:text-box>
            <text:p text:style-name="P23"><text:span text:style-name="T10">s0</text:span><text:span text:style-name="T11">⋁</text:span><text:span text:style-name="T12">s1</text:span><text:span text:style-name="T11">⋁</text:span><text:span text:style-name="T12">s2</text:span><text:span text:style-name="T10"> </text:span></text:p>
          </draw:text-box>
        </draw:frame>
        <draw:frame draw:style-name="gr2" draw:text-style-name="P24" draw:layer="layout" svg:width="1.524cm" svg:height="1.038cm" svg:x="7.396cm" svg:y="9.575cm">
          <draw:text-box>
            <text:p text:style-name="P23"><text:span text:style-name="T10">s0</text:span></text:p>
          </draw:text-box>
        </draw:frame>
        <draw:frame draw:style-name="gr30" draw:text-style-name="P24" draw:layer="layout" svg:width="3.954cm" svg:height="1.047cm" svg:x="28.796cm" svg:y="18.575cm">
          <draw:text-box>
            <text:p text:style-name="P23"><text:span text:style-name="T10">s1</text:span><text:span text:style-name="T11">⋁</text:span><text:span text:style-name="T12">s3</text:span></text:p>
          </draw:text-box>
        </draw:frame>
        <draw:frame draw:style-name="gr2" draw:text-style-name="P24" draw:layer="layout" svg:width="1.524cm" svg:height="1.038cm" svg:x="7.35cm" svg:y="17.383cm">
          <draw:text-box>
            <text:p text:style-name="P23"><text:span text:style-name="T10">s1</text:span></text:p>
          </draw:text-box>
        </draw:frame>
        <draw:frame draw:style-name="gr2" draw:text-style-name="P24" draw:layer="layout" svg:width="1.524cm" svg:height="1.038cm" svg:x="28.796cm" svg:y="16.075cm">
          <draw:text-box>
            <text:p text:style-name="P23"><text:span text:style-name="T10">s2</text:span></text:p>
          </draw:text-box>
        </draw:frame>
        <draw:frame draw:style-name="gr2" draw:text-style-name="P24" draw:layer="layout" svg:width="1.524cm" svg:height="1.038cm" svg:x="7.35cm" svg:y="22.783cm">
          <draw:text-box>
            <text:p text:style-name="P23"><text:span text:style-name="T10">s2</text:span></text:p>
          </draw:text-box>
        </draw:frame>
        <draw:frame draw:style-name="gr2" draw:text-style-name="P24" draw:layer="layout" svg:width="1.524cm" svg:height="1.038cm" svg:x="43.545cm" svg:y="9.609cm">
          <draw:text-box>
            <text:p text:style-name="P23"><text:span text:style-name="T10">s3</text:span></text:p>
          </draw:text-box>
        </draw:frame>
        <draw:frame draw:style-name="gr31" draw:text-style-name="P24" draw:layer="layout" svg:width="3.175cm" svg:height="1.419cm" svg:x="17.421cm" svg:y="2.221cm">
          <draw:text-box>
            <text:p text:style-name="P23"><text:span text:style-name="T10">s3</text:span><text:span text:style-name="T11">⋀ng</text:span></text:p>
          </draw:text-box>
        </draw:frame>
        <draw:frame draw:style-name="gr32" draw:text-style-name="P24" draw:layer="layout" svg:width="3.384cm" svg:height="1.759cm" svg:x="20.222cm" svg:y="2.222cm">
          <draw:text-box>
            <text:p text:style-name="P23"><text:span text:style-name="T10">s3</text:span><text:span text:style-name="T11">⋀</text:span><text:span text:style-name="T11">ng</text:span></text:p>
          </draw:text-box>
        </draw:frame>
        <draw:line draw:style-name="gr20" draw:text-style-name="P14" draw:layer="layout" svg:x1="21.728cm" svg:y1="2.397cm" svg:x2="22.693cm" svg:y2="2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1:31:20.374738781</meta:creation-date>
    <dc:date>2017-11-04T14:38:12.368419127</dc:date>
    <meta:editing-duration>PT2H22M2S</meta:editing-duration>
    <meta:editing-cycles>29</meta:editing-cycles>
    <meta:generator>LibreOffice/5.1.6.2$Linux_X86_64 LibreOffice_project/10m0$Build-2</meta:generator>
    <meta:document-statistic meta:object-count="111"/>
  </office:meta>
</office:document-meta>
</file>